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¡Por supuesto! Aquí tienes todas las principales ediciones de Windows 10 en una lista organizada:</text:p>
      <text:p text:style-name="Standard"/>
      <text:p text:style-name="Standard">1. **Windows 10 Home** <text:s/></text:p>
      <text:p text:style-name="Standard">2. **Windows 10 Pro** <text:s/></text:p>
      <text:p text:style-name="Standard">3. **Windows 10 Enterprise** <text:s/></text:p>
      <text:p text:style-name="Standard">4. **Windows 10 Education** <text:s/></text:p>
      <text:p text:style-name="Standard">5. **Windows 10 IoT** <text:s/></text:p>
      <text:p text:style-name="Standard">6. **Windows 10 LTSC (Long-Term Servicing Channel)** <text:s/></text:p>
      <text:p text:style-name="Standard">7. **Windows 10 Mobile** <text:s/></text:p>
      <text:p text:style-name="Standard">8. **Windows 10 S** <text:s/></text:p>
      <text:p text:style-name="Standard">9. **Windows 10 Pro for Workstations** <text:s/></text:p>
      <text:p text:style-name="Standard">10. **Windows 10 Mobile Enterprise** <text:s/></text:p>
      <text:p text:style-name="Standard">11. **Windows 10 Team** (Para dispositivos Surface Hub) <text:s/></text:p>
      <text:p text:style-name="Standard">12. **Windows 10 N** (Versiones sin software multimedia, disponibles en ciertas regiones de Europa) <text:s/></text:p>
      <text:p text:style-name="Standard"/>
      <text:p text:style-name="Standard">Cada edición está pensada para distintos tipos de usuarios y dispositivos. Si necesitas detalles sobre alguna en particular, dime cuál te interesa. 🚀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19:26:29.656000000</meta:creation-date>
    <dc:date>2025-05-23T19:26:46.777000000</dc:date>
    <meta:editing-duration>PT18S</meta:editing-duration>
    <meta:editing-cycles>1</meta:editing-cycles>
    <meta:document-statistic meta:table-count="0" meta:image-count="0" meta:object-count="0" meta:page-count="1" meta:paragraph-count="14" meta:word-count="106" meta:character-count="714" meta:non-whitespace-character-count="596"/>
    <meta:generator>LibreOffice/24.2.3.2$Windows_X86_64 LibreOffice_project/433d9c2ded56988e8a90e6b2e771ee4e6a5ab2ba</meta:generator>
  </office:meta>
</office:document-meta>
</file>